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5-02-1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10-2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09-1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06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04-1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03-1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4-01-2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3-12-2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3-10-2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3-08-25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3-03-3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12-1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10-0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07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05-2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05-1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05-05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2-04-07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20-09-0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2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5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3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8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10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4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2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6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4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2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31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6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5-0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3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30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2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3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9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3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3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8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4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3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7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2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7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3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9-09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4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9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2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3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8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6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2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8-04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7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5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5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5-0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4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4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7-04-0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4122092103</text:p>
          </table:table-cell>
          <table:table-cell office:value-type="string" calcext:value-type="string">
            <text:p>2006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781" meta:object-count="0"/>
    <meta:user-defined meta:name="AppVersion">3.0</meta:user-defined>
  </office:meta>
</office:document-meta>
</file>